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TreeFull.getTreeNode( Objec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TreeFull.DOMTreeFull( 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TreeFull.setRootNode( 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TreeFull.sortAttributes( NamedNodeMap att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odel.getNode( Object tree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TreeFull.getNode( Object tree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ll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TreeFull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TreeFull.DOMTree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insertNode( String what , MutableTreeNode whe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Model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TreeFull.toString( Node nod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Model.insertNode( Node what , MutableTreeNode whe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buildTree( Node node , MutableTreeNode whe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.getTreeNode( Objec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setRootNode( 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TreeFull.normalize( String 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